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219.62mm" svg:y="110.5mm">
            <loext:p/>
            <draw:object draw:notify-on-update-of-ranges="Feuille1.B32:Feuille1.F32 Feuille1.A30:Feuille1.A30 Feuille1.B30:Feuille1.F30 Feuille1.B32:Feuille1.F32 Feuille1.A31:Feuille1.A31 Feuille1.B31:Feuille1.F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7.98mm" svg:y="8.9mm">
            <loext:p/>
            <draw:object draw:notify-on-update-of-ranges="Feuille1.B38:Feuille1.G38 Feuille1.A36:Feuille1.A36 Feuille1.B36:Feuille1.G36 Feuille1.B38:Feuille1.G38 Feuille1.A37:Feuille1.A37 Feuille1.B37:Feuille1.G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.96mm" svg:y="1mm">
            <loext:p/>
            <draw:object draw:notify-on-update-of-ranges="Feuille1.A42:Feuille1.A42 Feuille1.B42:Feuille1.F42 Feuille1.B44:Feuille1.F44 Feuille1.A43:Feuille1.A43 Feuille1.B43:Feuille1.F43 Feuille1.B44:Feuille1.F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28">
          <table:table-cell table:number-columns-repeated="7"/>
        </table:table-row>
        <table:table-row table:style-name="ro1">
          <table:table-cell office:value-type="string" calcext:value-type="string">
            <text:p>Langage 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ure pour eux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481" calcext:value-type="float">
            <text:p>0,481</text:p>
          </table:table-cell>
          <table:table-cell/>
        </table:table-row>
        <table:table-row table:style-name="ro1">
          <table:table-cell office:value-type="string" calcext:value-type="string">
            <text:p>Mesure pour nous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office:value-type="float" office:value="0.458" calcext:value-type="float">
            <text:p>0,458</text:p>
          </table:table-cell>
          <table:table-cell/>
        </table:table-row>
        <table:table-row table:style-name="ro1">
          <table:table-cell office:value-type="string" calcext:value-type="string">
            <text:p>taille des donn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angage 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ure pour eux</text:p>
          </table:table-cell>
          <table:table-cell office:value-type="float" office:value="0" calcext:value-type="float">
            <text:p>0</text:p>
          </table:table-cell>
          <table:table-cell office:value-type="float" office:value="0.00010002" calcext:value-type="float">
            <text:p>0,00010002</text:p>
          </table:table-cell>
          <table:table-cell office:value-type="float" office:value="0.0010996" calcext:value-type="float">
            <text:p>0,0010996</text:p>
          </table:table-cell>
          <table:table-cell office:value-type="float" office:value="0.015" calcext:value-type="float">
            <text:p>0,015</text:p>
          </table:table-cell>
          <table:table-cell office:value-type="float" office:value="0.481" calcext:value-type="float">
            <text:p>0,481</text:p>
          </table:table-cell>
          <table:table-cell office:value-type="float" office:value="12.547" calcext:value-type="float">
            <text:p>12,547</text:p>
          </table:table-cell>
        </table:table-row>
        <table:table-row table:style-name="ro1">
          <table:table-cell office:value-type="string" calcext:value-type="string">
            <text:p>Mesure pour nous</text:p>
          </table:table-cell>
          <table:table-cell office:value-type="float" office:value="0" calcext:value-type="float">
            <text:p>0</text:p>
          </table:table-cell>
          <table:table-cell office:value-type="float" office:value="0.00000145" calcext:value-type="float">
            <text:p>1,45E-06</text:p>
          </table:table-cell>
          <table:table-cell office:value-type="float" office:value="0.00010002" calcext:value-type="float">
            <text:p>0,00010002</text:p>
          </table:table-cell>
          <table:table-cell office:value-type="float" office:value="0.00090013" calcext:value-type="float">
            <text:p>0,00090013</text:p>
          </table:table-cell>
          <table:table-cell office:value-type="float" office:value="0.0098038" calcext:value-type="float">
            <text:p>0,0098038</text:p>
          </table:table-cell>
          <table:table-cell office:value-type="float" office:value="0.092529" calcext:value-type="float">
            <text:p>0,092529</text:p>
          </table:table-cell>
        </table:table-row>
        <table:table-row table:style-name="ro1">
          <table:table-cell office:value-type="string" calcext:value-type="string">
            <text:p>taille des donn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angage 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ure pour eux</text:p>
          </table:table-cell>
          <table:table-cell office:value-type="float" office:value="0" calcext:value-type="float">
            <text:p>0</text:p>
          </table:table-cell>
          <table:table-cell office:value-type="float" office:value="0.000204300880432129" calcext:value-type="float">
            <text:p>0,000204300880432</text:p>
          </table:table-cell>
          <table:table-cell office:value-type="float" office:value="0.0151363849639893" calcext:value-type="float">
            <text:p>0,015136384963989</text:p>
          </table:table-cell>
          <table:table-cell office:value-type="float" office:value="1.11215679645538" calcext:value-type="float">
            <text:p>1,11215679645538</text:p>
          </table:table-cell>
          <table:table-cell office:value-type="float" office:value="89.0311151027679" calcext:value-type="float">
            <text:p>89,0311151027679</text:p>
          </table:table-cell>
          <table:table-cell/>
        </table:table-row>
        <table:table-row table:style-name="ro1">
          <table:table-cell office:value-type="string" calcext:value-type="string">
            <text:p>Mesure pour no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0366973876953" calcext:value-type="float">
            <text:p>0,000200366973877</text:p>
          </table:table-cell>
          <table:table-cell office:value-type="float" office:value="0.00251023769378662" calcext:value-type="float">
            <text:p>0,002510237693787</text:p>
          </table:table-cell>
          <table:table-cell office:value-type="float" office:value="0.0288798570632935" calcext:value-type="float">
            <text:p>0,028879857063294</text:p>
          </table:table-cell>
          <table:table-cell/>
        </table:table-row>
        <table:table-row table:style-name="ro1">
          <table:table-cell office:value-type="string" calcext:value-type="string">
            <text:p>taille des donne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/00/0000</text:date>, <text:time style:data-style-name="N2" text:time-value="12:43:24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5:26:58.631000000</meta:creation-date>
    <dc:date>2017-12-27T13:22:35.438000000</dc:date>
    <meta:editing-duration>PT40M18S</meta:editing-duration>
    <meta:editing-cycles>3</meta:editing-cycles>
    <meta:generator>LibreOffice/5.4.3.2$Windows_X86_64 LibreOffice_project/92a7159f7e4af62137622921e809f8546db437e5</meta:generator>
    <meta:document-statistic meta:table-count="1" meta:cell-count="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2" chart:style-name="ch1">
        <chart:title svg:x="4.818cm" svg:y="0.316cm" chart:style-name="ch2">
          <text:p>Perfomance du programme R</text:p>
        </chart:title>
        <chart:legend chart:legend-position="end" svg:x="11.913cm" svg:y="3.963cm" style:legend-expansion="high" chart:style-name="ch3"/>
        <chart:plot-area chart:style-name="ch4" table:cell-range-address="Feuille1.B31:Feuille1.F32 Feuille1.A30:Feuille1.F30 Feuille1.A31:Feuille1.A31" chart:data-source-has-labels="column" svg:x="1.306cm" svg:y="1.301cm" svg:width="10.287cm" svg:height="6.563cm">
          <chartooo:coordinate-region svg:x="2.024cm" svg:y="1.496cm" svg:width="9.02cm" svg:height="5.732cm"/>
          <chart:axis chart:dimension="x" chart:name="primary-x" chart:style-name="ch5">
            <chart:title svg:x="5.071cm" svg:y="8.045cm" chart:style-name="ch6">
              <text:p>taille des donnees</text:p>
            </chart:title>
          </chart:axis>
          <chart:axis chart:dimension="y" chart:name="primary-y" chart:style-name="ch5">
            <chart:title svg:x="0.451cm" svg:y="6.041cm" chart:style-name="ch7">
              <text:p>temps en secondes</text:p>
            </chart:title>
            <chart:grid chart:style-name="ch8" chart:class="major"/>
          </chart:axis>
          <chart:series chart:style-name="ch9" chart:values-cell-range-address="Feuille1.B30:Feuille1.F30" chart:label-cell-address="Feuille1.A30:Feuille1.A30" chart:class="chart:scatter">
            <chart:domain table:cell-range-address="Feuille1.B32:Feuille1.F32"/>
            <chart:data-point chart:repeated="5"/>
          </chart:series>
          <chart:series chart:style-name="ch10" chart:values-cell-range-address="Feuille1.B31:Feuille1.F31" chart:label-cell-address="Feuille1.A31:Feuille1.A3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32:Feuille1.F3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Mesure pour eux</text:p>
                <draw:g>
                  <svg:desc>Feuille1.A30:Feuille1.A30</svg:desc>
                </draw:g>
              </table:table-cell>
              <table:table-cell office:value-type="float" office:value="0">
                <text:p>0</text:p>
                <draw:g>
                  <svg:desc>Feuille1.B30:Feuille1.F30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Mesure pour nous</text:p>
                <draw:g>
                  <svg:desc>Feuille1.A31:Feuille1.A31</svg:desc>
                </draw:g>
              </table:table-cell>
              <table:table-cell office:value-type="float" office:value="0.003">
                <text:p>0.003</text:p>
                <draw:g>
                  <svg:desc>Feuille1.B31:Feuille1.F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458">
                <text:p>0.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2" chart:style-name="ch1">
        <chart:title svg:x="4.178cm" svg:y="0.316cm" chart:style-name="ch2">
          <text:p>Perfomance du programme en Julia</text:p>
        </chart:title>
        <chart:legend chart:legend-position="end" svg:x="11.913cm" svg:y="3.963cm" style:legend-expansion="high" chart:style-name="ch3"/>
        <chart:plot-area chart:style-name="ch4" table:cell-range-address="Feuille1.B37:Feuille1.G38 Feuille1.A36:Feuille1.G36 Feuille1.A37:Feuille1.A37" chart:data-source-has-labels="column" svg:x="1.306cm" svg:y="1.301cm" svg:width="10.287cm" svg:height="6.563cm">
          <chartooo:coordinate-region svg:x="1.74cm" svg:y="1.496cm" svg:width="9.029cm" svg:height="5.732cm"/>
          <chart:axis chart:dimension="x" chart:name="primary-x" chart:style-name="ch5">
            <chart:title svg:x="5.071cm" svg:y="8.045cm" chart:style-name="ch6">
              <text:p>taille des donnees</text:p>
            </chart:title>
          </chart:axis>
          <chart:axis chart:dimension="y" chart:name="primary-y" chart:style-name="ch5">
            <chart:title svg:x="0.451cm" svg:y="6.041cm" chart:style-name="ch7">
              <text:p>temps en secondes</text:p>
            </chart:title>
            <chart:grid chart:style-name="ch8" chart:class="major"/>
          </chart:axis>
          <chart:series chart:style-name="ch9" chart:values-cell-range-address="Feuille1.B36:Feuille1.G36" chart:label-cell-address="Feuille1.A36:Feuille1.A36" chart:class="chart:scatter">
            <chart:domain table:cell-range-address="Feuille1.B38:Feuille1.G38"/>
            <chart:data-point chart:repeated="6"/>
          </chart:series>
          <chart:series chart:style-name="ch10" chart:values-cell-range-address="Feuille1.B37:Feuille1.G37" chart:label-cell-address="Feuille1.A37:Feuille1.A3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38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38:Feuille1.G3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Mesure pour eux</text:p>
                <draw:g>
                  <svg:desc>Feuille1.A36:Feuille1.A36</svg:desc>
                </draw:g>
              </table:table-cell>
              <table:table-cell office:value-type="float" office:value="0">
                <text:p>0</text:p>
                <draw:g>
                  <svg:desc>Feuille1.B36:Feuille1.G36</svg:desc>
                </draw:g>
              </table:table-cell>
              <table:table-cell office:value-type="float" office:value="0.00010002">
                <text:p>0.00010002</text:p>
              </table:table-cell>
              <table:table-cell office:value-type="float" office:value="0.0010996">
                <text:p>0.0010996</text:p>
              </table:table-cell>
              <table:table-cell office:value-type="float" office:value="0.015">
                <text:p>0.015</text:p>
              </table:table-cell>
              <table:table-cell office:value-type="float" office:value="0.481">
                <text:p>0.481</text:p>
              </table:table-cell>
              <table:table-cell office:value-type="float" office:value="12.547">
                <text:p>12.547</text:p>
              </table:table-cell>
            </table:table-row>
            <table:table-row>
              <table:table-cell office:value-type="string">
                <text:p>Mesure pour nous</text:p>
                <draw:g>
                  <svg:desc>Feuille1.A37:Feuille1.A37</svg:desc>
                </draw:g>
              </table:table-cell>
              <table:table-cell office:value-type="float" office:value="0">
                <text:p>0</text:p>
                <draw:g>
                  <svg:desc>Feuille1.B37:Feuille1.G37</svg:desc>
                </draw:g>
              </table:table-cell>
              <table:table-cell office:value-type="float" office:value="0.00000145">
                <text:p>0.00000145</text:p>
              </table:table-cell>
              <table:table-cell office:value-type="float" office:value="0.00010002">
                <text:p>0.00010002</text:p>
              </table:table-cell>
              <table:table-cell office:value-type="float" office:value="0.00090013">
                <text:p>0.00090013</text:p>
              </table:table-cell>
              <table:table-cell office:value-type="float" office:value="0.0098038">
                <text:p>0.0098038</text:p>
              </table:table-cell>
              <table:table-cell office:value-type="float" office:value="0.092529">
                <text:p>0.092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2" chart:style-name="ch1">
        <chart:title svg:x="4.259cm" svg:y="0.316cm" chart:style-name="ch2">
          <text:p>Perfomance du programme Python</text:p>
        </chart:title>
        <chart:legend chart:legend-position="end" svg:x="11.913cm" svg:y="3.963cm" style:legend-expansion="high" chart:style-name="ch3"/>
        <chart:plot-area chart:style-name="ch4" table:cell-range-address="Feuille1.B43:Feuille1.F44 Feuille1.A42:Feuille1.F42 Feuille1.A43:Feuille1.A43" chart:data-source-has-labels="column" svg:x="1.306cm" svg:y="1.301cm" svg:width="10.287cm" svg:height="6.563cm">
          <chartooo:coordinate-region svg:x="1.923cm" svg:y="1.496cm" svg:width="8.937cm" svg:height="5.732cm"/>
          <chart:axis chart:dimension="x" chart:name="primary-x" chart:style-name="ch5">
            <chart:title svg:x="5.162cm" svg:y="8.045cm" chart:style-name="ch6">
              <text:p>taille des donnes</text:p>
            </chart:title>
          </chart:axis>
          <chart:axis chart:dimension="y" chart:name="primary-y" chart:style-name="ch5">
            <chart:title svg:x="0.451cm" svg:y="6.041cm" chart:style-name="ch7">
              <text:p>temps en secondes</text:p>
            </chart:title>
            <chart:grid chart:style-name="ch8" chart:class="major"/>
          </chart:axis>
          <chart:series chart:style-name="ch9" chart:values-cell-range-address="Feuille1.B42:Feuille1.F42" chart:label-cell-address="Feuille1.A42:Feuille1.A42" chart:class="chart:scatter">
            <chart:domain table:cell-range-address="Feuille1.B44:Feuille1.F44"/>
            <chart:data-point chart:repeated="5"/>
          </chart:series>
          <chart:series chart:style-name="ch10" chart:values-cell-range-address="Feuille1.B43:Feuille1.F43" chart:label-cell-address="Feuille1.A43:Feuille1.A43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44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44:Feuille1.F4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Mesure pour eux</text:p>
                <draw:g>
                  <svg:desc>Feuille1.A42:Feuille1.A42</svg:desc>
                </draw:g>
              </table:table-cell>
              <table:table-cell office:value-type="float" office:value="0">
                <text:p>0</text:p>
                <draw:g>
                  <svg:desc>Feuille1.B42:Feuille1.F42</svg:desc>
                </draw:g>
              </table:table-cell>
              <table:table-cell office:value-type="float" office:value="0.000204300880432129">
                <text:p>0.000204300880432129</text:p>
              </table:table-cell>
              <table:table-cell office:value-type="float" office:value="0.0151363849639893">
                <text:p>0.0151363849639893</text:p>
              </table:table-cell>
              <table:table-cell office:value-type="float" office:value="1.11215679645538">
                <text:p>1.11215679645538</text:p>
              </table:table-cell>
              <table:table-cell office:value-type="float" office:value="89.0311151027679">
                <text:p>89.0311151027679</text:p>
              </table:table-cell>
            </table:table-row>
            <table:table-row>
              <table:table-cell office:value-type="string">
                <text:p>Mesure pour nous</text:p>
                <draw:g>
                  <svg:desc>Feuille1.A43:Feuille1.A43</svg:desc>
                </draw:g>
              </table:table-cell>
              <table:table-cell office:value-type="float" office:value="0">
                <text:p>0</text:p>
                <draw:g>
                  <svg:desc>Feuille1.B43:Feuille1.F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200366973876953">
                <text:p>0.000200366973876953</text:p>
              </table:table-cell>
              <table:table-cell office:value-type="float" office:value="0.00251023769378662">
                <text:p>0.00251023769378662</text:p>
              </table:table-cell>
              <table:table-cell office:value-type="float" office:value="0.0288798570632935">
                <text:p>0.02887985706329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